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Error" style:base-cell-address="Sheet1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5" table:default-cell-style-name="ce1"/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calcext:conditional-formats>
          <calcext:conditional-format calcext:target-range-address="Sheet1.A1:Sheet1.Y6">
            <calcext:condition calcext:apply-style-name="Error" calcext:value="=1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23:07:26.493292312</meta:creation-date>
    <dc:date>2019-12-08T23:09:24.688254059</dc:date>
    <meta:editing-duration>PT1M58S</meta:editing-duration>
    <meta:editing-cycles>1</meta:editing-cycles>
    <meta:document-statistic meta:table-count="1" meta:cell-count="150" meta:object-count="0"/>
    <meta:generator>LibreOffice/6.1.5.2$Linux_X86_64 LibreOffice_project/10$Build-2</meta:generator>
  </office:meta>
</office:document-meta>
</file>